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Calibri, Verdana, Arial,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c40ce"/>
    </style:style>
    <style:style style:name="P2" style:family="paragraph" style:parent-style-name="Standard">
      <style:text-properties style:font-name="DejaVu Sans"/>
    </style:style>
    <style:style style:name="P3" style:family="paragraph" style:parent-style-name="Standard">
      <style:text-properties style:font-name="DejaVu Sans" fo:font-size="10pt" style:font-size-asian="10pt" style:font-size-complex="10pt"/>
    </style:style>
    <style:style style:name="P4" style:family="paragraph" style:parent-style-name="Text_20_body">
      <style:text-properties fo:font-variant="normal" fo:text-transform="none" fo:color="#000000" style:font-name="Open Sans" fo:font-size="10.5pt" fo:letter-spacing="normal" fo:font-style="normal" fo:font-weight="bold" officeooo:paragraph-rsid="001c40ce"/>
    </style:style>
    <style:style style:name="T1" style:family="text">
      <style:text-properties fo:font-variant="normal" fo:text-transform="none" style:font-name="Open Sans" fo:font-size="10.5pt" fo:letter-spacing="normal" fo:font-style="normal" style:text-underline-style="solid" style:text-underline-width="auto" style:text-underline-color="font-color" fo:font-weight="normal"/>
    </style:style>
    <style:style style:name="T2" style:family="text">
      <style:text-properties fo:font-variant="normal" fo:text-transform="none" style:font-name="Open Sans" fo:letter-spacing="normal" fo:font-style="normal"/>
    </style:style>
    <style:style style:name="T3" style:family="text">
      <style:text-properties fo:font-variant="normal" fo:text-transform="none" style:font-name="Open Sans" fo:letter-spacing="normal" fo:font-style="normal" fo:font-weight="normal"/>
    </style:style>
    <style:style style:name="T4" style:family="text">
      <style:text-properties fo:font-variant="normal" fo:text-transform="none" style:font-name="Open Sans" fo:letter-spacing="normal" fo:font-style="normal" style:text-underline-style="solid" style:text-underline-width="auto" style:text-underline-color="font-color" fo:font-weight="normal"/>
    </style:style>
    <style:style style:name="T5" style:family="text">
      <style:text-properties fo:font-variant="normal" fo:text-transform="none" style:font-name="Open Sans" fo:font-size="10pt" fo:letter-spacing="normal" fo:font-style="normal" style:text-underline-style="solid" style:text-underline-width="auto" style:text-underline-color="font-color" fo:font-weight="normal" style:font-size-asian="10pt" style:font-size-complex="10pt"/>
    </style:style>
    <style:style style:name="T6" style:family="text">
      <style:text-properties fo:font-variant="normal" fo:text-transform="none" fo:color="#000000" style:font-name="Open Sans" fo:font-size="10.5pt" fo:letter-spacing="normal" fo:font-style="normal" fo:font-weight="normal"/>
    </style:style>
    <style:style style:name="T7" style:family="text">
      <style:text-properties fo:font-variant="normal" fo:text-transform="none" fo:color="#000000" style:font-name="Open Sans" fo:letter-spacing="normal" fo:font-style="normal" fo:font-weight="normal"/>
    </style:style>
    <style:style style:name="T8" style:family="text">
      <style:text-properties fo:font-variant="normal" fo:text-transform="none" fo:color="#000000" style:text-position="33% 80%" style:font-name="Open Sans" fo:font-size="10.5pt" fo:letter-spacing="normal" fo:font-style="normal" fo:font-weight="normal"/>
    </style:style>
    <style:style style:name="T9" style:family="text">
      <style:text-properties fo:font-variant="normal" fo:text-transform="none" fo:color="#000000" style:text-position="33% 80%" style:font-name="Open Sans" fo:letter-spacing="normal" fo:font-style="normal" fo:font-weight="normal"/>
    </style:style>
    <style:style style:name="T10" style:family="text">
      <style:text-properties fo:font-variant="normal" fo:text-transform="none" fo:color="#000000" style:text-position="33% 80%" fo:letter-spacing="normal" fo:font-style="normal" fo:font-weight="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font-size="10pt" fo:letter-spacing="normal" fo:font-style="normal" style:text-underline-style="solid" style:text-underline-width="auto" style:text-underline-color="font-color" fo:font-weight="normal" style:font-size-asian="10pt" style:font-size-complex="10pt"/>
    </style:style>
    <style:style style:name="T13" style:family="text">
      <style:text-properties fo:font-variant="normal" fo:text-transform="none" style:font-name="DejaVu Sans" fo:font-size="10pt" fo:letter-spacing="normal" fo:font-style="normal" style:text-underline-style="solid" style:text-underline-width="auto" style:text-underline-color="font-color" fo:font-weight="normal" style:font-size-asian="10pt" style:font-size-complex="10pt"/>
    </style:style>
    <style:style style:name="T14" style:family="text">
      <style:text-properties style:text-line-through-style="none" style:text-line-through-type="none" style:text-underline-style="none" style:text-blinking="false"/>
    </style:style>
    <style:style style:name="T15" style:family="text">
      <style:text-properties style:text-position="33% 80%"/>
    </style:style>
    <style:style style:name="T16" style:family="text">
      <style:text-properties officeooo:rsid="001c40ce"/>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T19" style:family="text">
      <style:text-properties style:font-name="DejaVu Sans"/>
    </style:style>
    <style:style style:name="T20" style:family="text">
      <style:text-properties style:font-name="DejaVu San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Operational security, threat intelligence &amp; distributed computing: the WLCG Security Operations Center Working Group</text:h>
      <text:p text:style-name="P3"><text:span text:style-name="T16">CHEP 2018 - </text:span>EPJ Web of Conferences 214, 03029 (2019)</text:p>
      <text:p text:style-name="Standard"><text:a xlink:type="simple" xlink:href="https://doi.org/10.1051/epjconf/201921403029" office:target-frame-name="_blank" xlink:show="new" text:style-name="Internet_20_link" text:visited-style-name="Visited_20_Internet_20_Link"><text:span text:style-name="T20">https://doi.org/10.1051/epjconf/201921403029</text:span></text:a></text:p>
      <text:p text:style-name="P3"/>
      <text:p text:style-name="P3"><text:bookmark text:name="epjconf_chep2018_03029-author-1"/><text:span text:style-name="T14">David Crooks</text:span><text:span text:style-name="T15">1*</text:span>, <text:bookmark text:name="epjconf_chep2018_03029-author-2"/>Liviu Vâlsan<text:span text:style-name="T15">2**</text:span>, <text:bookmark text:name="epjconf_chep2018_03029-author-3"/>Kashif Mohammad<text:span text:style-name="T15">3***</text:span>, <text:bookmark text:name="epjconf_chep2018_03029-author-4"/>Shawn McKee<text:span text:style-name="T15">4****</text:span>, <text:bookmark text:name="epjconf_chep2018_03029-author-5"/>Paul Clark<text:span text:style-name="T15">5†</text:span>, <text:bookmark text:name="epjconf_chep2018_03029-author-6"/>Adam Boutcher<text:span text:style-name="T15">5‡</text:span>, <text:bookmark text:name="epjconf_chep2018_03029-author-7"/>Adam Padée<text:span text:style-name="T15">6§</text:span>, <text:bookmark text:name="epjconf_chep2018_03029-author-8"/>Michał Wójcik<text:span text:style-name="T15">6¶</text:span>, <text:bookmark text:name="epjconf_chep2018_03029-author-9"/>Henryk Giemza<text:span text:style-name="T15">6∥</text:span> and <text:bookmark text:name="epjconf_chep2018_03029-author-10"/>Bas Kreukniet<text:span text:style-name="T15">7**</text:span> on behalf of the WLCG Security Operations Center Working Group</text:p>
      <text:p text:style-name="P3"><text:span text:style-name="T10">1</text:span><text:span text:style-name="T11"> STFC Rutherford Appleton Laboratory, Harwell Campus, Didcot, Oxfordshire OX11 0QX, United Kingdom<text:line-break/></text:span><text:span text:style-name="T10">2</text:span><text:span text:style-name="T11"> CERN, The European Organisation for Nuclear Research, 1211 Geneva 23, Switzerland<text:line-break/></text:span><text:span text:style-name="T10">3</text:span><text:span text:style-name="T11"> University of Oxford, Department of Physics, Denys Wilkinson Building, Keble Road, Oxford, OX1 3RH, United Kingdom<text:line-break/></text:span><text:span text:style-name="T10">4</text:span><text:span text:style-name="T11"> Physics Department, University of Michigan, Ann Arbor, MI 48109-1040, USA<text:line-break/></text:span><text:span text:style-name="T10">5</text:span><text:span text:style-name="T11"> Institute for Particle Physics Phenomenology, Ogden Centre for Fundamental Physics, Department of Physics, University of Durham, Science Laboratories, South Rd, Durham DH1 3LE, United Kingdom<text:line-break/></text:span><text:span text:style-name="T10">6</text:span><text:span text:style-name="T11"> Narodowe Centrum Badań Jądrowych, ul. Andrzeja Sołtana 7, 05-400 Otwock-Świerk, Poland<text:line-break/></text:span><text:span text:style-name="T10">7</text:span><text:span text:style-name="T11"> SURFsara, SURF Science Park Building, Science Park 140, 1098 XG, Amsterdam, The Netherlands</text:span></text:p>
      <text:p text:style-name="P2"/>
      <text:h text:style-name="Heading_20_3" text:outline-level="3">3.4 Associated work</text:h>
      <text:p text:style-name="P3">The Durham site presented on their work on a distributed Fail2Ban[13] configuration, describing a set of jails which would increase the length of time a particular IP would be banned based on how persistent the activity was.</text:p>
      <text:p text:style-name="P3"/>
      <text:p text:style-name="P3">The Institute for Particle Physics Phenomenology (IPPP) based out of the University of Durham is currently investigating pre-emptive threat blocking across its public facing GridPP High Performance Computing (HPC) cluster using a customised Fail2Ban framework. The framework is used to counter unauthorised access, brute force and denial of service attacks across the site by making use of a shared resource pool of known IP addresses that are believed to be used for such attacks.</text:p>
      <text:p text:style-name="P3"/>
      <text:p text:style-name="P3">To accomplish this the system makes use of a series of nodes running the Fail2Ban client with a number of custom jails and actions to push and pull recent attack data from a shared database. When Fail2ban encounters a threat that IP address is blocked and the information pushed to the database where it is disseminated throughout the site. This halts the attackers progress in moving from system to system to attempt the same attack with the hope of gaining a successful login. This continuous delay slows the attacker down enough that they will hopefully give up and allow enough time for site admins to be alerted to the unauthorised access attempts so further actions can be taken.</text:p>
      <text:p text:style-name="P3"/>
      <text:p text:style-name="P2"><text:span text:style-name="T18">To reduce the chances of permanently blocking out entire addresses ranges from known sources each block hit enters a low level jail for a certain period of time. The more hits against this IP, the more it is elevated to a more severe jail until it is finally put into a permanent ban list, requiring an administrator action for removal. In the near future it is hoped this system will be integrated to work with the Malware Information Sharing Platform (MISP) to pull down known Indicators of Compromise and to push any confirmed malicious IP addresses that may be useful to other sites. To increase the data gathering ability of the system, it will also be adapted to make use of target data gathered by remote honeypot systems that will be implemented at a later date. It is hoped that once full implementation is accomplished the system will be capable of performing highly automated defensive actions, making use of an open source, easy to manage framework that can be integrated into other environments with little to no issues occurr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Calibri, Verdana, Arial,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14:09:15.270173204</meta:creation-date>
    <dc:date>2020-09-25T14:14:30.942434821</dc:date>
    <meta:editing-duration>PT5M16S</meta:editing-duration>
    <meta:editing-cycles>1</meta:editing-cycles>
    <meta:document-statistic meta:table-count="0" meta:image-count="0" meta:object-count="0" meta:page-count="1" meta:paragraph-count="10" meta:word-count="572" meta:character-count="3650" meta:non-whitespace-character-count="3088"/>
    <meta:generator>LibreOffice/6.4.6.2$Linux_X86_64 LibreOffice_project/40$Build-2</meta:generator>
  </office:meta>
</office:document-meta>
</file>